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654" officeooo:paragraph-rsid="000aa654"/>
    </style:style>
    <style:style style:name="P2" style:family="paragraph" style:parent-style-name="Text_20_body">
      <style:text-properties officeooo:rsid="000aa654" officeooo:paragraph-rsid="000aa654"/>
    </style:style>
    <style:style style:name="P3" style:family="paragraph" style:parent-style-name="Text_20_body">
      <style:text-properties officeooo:rsid="000aa654" officeooo:paragraph-rsid="000bdc8c"/>
    </style:style>
    <style:style style:name="T1" style:family="text">
      <style:text-properties officeooo:rsid="000aa654"/>
    </style:style>
    <style:style style:name="T2" style:family="text">
      <style:text-properties officeooo:rsid="000bdc8c"/>
    </style:style>
    <style:style style:name="T3" style:family="text">
      <style:text-properties officeooo:rsid="000d1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rdware </text:h>
      <text:p text:style-name="P1">- Hardware review</text:p>
      <text:p text:style-name="P1">- Compiled parts BOM</text:p>
      <text:p text:style-name="P1"/>
      <text:h text:style-name="Heading_20_1" text:outline-level="1">Firmware</text:h>
      <text:p text:style-name="P2">- Create CC firmware as makefile</text:p>
      <text:p text:style-name="P2">- <text:span text:style-name="T2">Setup unity</text:span></text:p>
      <text:p text:style-name="P3">- Create Eclipse CC project</text:p>
      <text:h text:style-name="Heading_20_2" text:outline-level="2">R<text:span text:style-name="T1">e</text:span>pository</text:h>
      <text:p text:style-name="Text_20_body">- <text:s/><text:span text:style-name="T1">Setup the .gitignore</text:span></text:p>
      <text:p text:style-name="Text_20_body">- <text:span text:style-name="T2">Create project readme.md</text:span></text:p>
      <text:h text:style-name="Heading_20_2" text:outline-level="2">T<text:span text:style-name="T1">D</text:span>D</text:h>
      <text:p text:style-name="Text_20_body"/>
      <text:h text:style-name="Heading_20_1" text:outline-level="1">Modular <text:span text:style-name="T3">Firmware</text:span></text:h>
      <text:p text:style-name="Text_20_body"/>
      <text:p text:style-name="Text_20_body"/>
      <text:p text:style-name="Text_20_body"/>
      <text:p text:style-name="P2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1:19:16.409425887</meta:creation-date>
    <dc:date>2016-01-14T11:45:30.067206648</dc:date>
    <meta:editing-duration>PT19M4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5" meta:character-count="204" meta:non-whitespace-character-count="179"/>
  </office:meta>
</office:document-meta>
</file>